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91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041cm"/>
    </style:style>
    <style:style style:name="co4" style:family="table-column">
      <style:table-column-properties fo:break-before="auto" style:column-width="0.99cm"/>
    </style:style>
    <style:style style:name="co5" style:family="table-column">
      <style:table-column-properties fo:break-before="auto" style:column-width="1.078cm"/>
    </style:style>
    <style:style style:name="co6" style:family="table-column">
      <style:table-column-properties fo:break-before="auto" style:column-width="2.334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5.756cm"/>
    </style:style>
    <style:style style:name="co9" style:family="table-column">
      <style:table-column-properties fo:break-before="auto" style:column-width="5.547cm"/>
    </style:style>
    <style:style style:name="co10" style:family="table-column">
      <style:table-column-properties fo:break-before="auto" style:column-width="6.518cm"/>
    </style:style>
    <style:style style:name="co11" style:family="table-column">
      <style:table-column-properties fo:break-before="auto" style:column-width="7.851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531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2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10pt"/>
    </style:style>
    <style:style style:name="ce3" style:family="table-cell" style:parent-style-name="Default">
      <style:text-properties fo:font-size="9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 fo:font-style="italic" fo:font-weight="bold"/>
    </style:style>
    <style:style style:name="ce5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9pt"/>
    </style:style>
    <style:style style:name="ce6" style:family="table-cell" style:parent-style-name="Default">
      <style:table-cell-properties style:vertical-align="middle"/>
      <style:text-properties fo:color="#000000" fo:font-size="9pt"/>
    </style:style>
    <style:style style:name="ce7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8" style:family="table-cell" style:parent-style-name="Default">
      <style:text-properties fo:font-size="7pt"/>
    </style:style>
    <style:style style:name="ce9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/>
    </style:style>
    <style:style style:name="ce10" style:family="table-cell" style:parent-style-name="Default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9pt"/>
    </style:style>
    <style:style style:name="ce12" style:family="table-cell" style:parent-style-name="Default">
      <style:table-cell-properties style:vertical-align="middle"/>
      <style:text-properties fo:font-size="7pt"/>
    </style:style>
    <style:style style:name="ce13" style:family="table-cell" style:parent-style-name="Default" style:data-style-name="N11">
      <style:table-cell-properties style:vertical-align="middle"/>
      <style:text-properties fo:color="#000000" style:font-name="Calibri" fo:font-size="9pt"/>
    </style:style>
    <style:style style:name="ce14" style:family="table-cell" style:parent-style-name="Default"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#ffffff" style:cell-protect="none" style:print-content="true" style:vertical-align="middle"/>
      <style:text-properties fo:color="#000000" style:font-name="Liberation Sans" fo:font-size="10pt" style:font-size-asian="10pt" style:font-size-complex="10pt"/>
    </style:style>
    <style:style style:name="ce16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ffffff" style:cell-protect="none" style:print-content="true" fo:wrap-option="wrap" style:vertical-align="middle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fo:wrap-option="wrap" style:vertical-align="middle"/>
      <style:text-properties fo:color="#000000" style:font-name="Liberation Sans" fo:font-size="10pt" style:font-size-asian="10pt" style:font-size-complex="10pt"/>
    </style:style>
    <style:style style:name="ce19" style:family="table-cell" style:parent-style-name="Default">
      <style:table-cell-properties style:vertical-align="middle"/>
      <style:text-properties fo:color="#000000" style:font-name="Liberation Sans" fo:font-size="10pt" style:font-size-asian="10pt" style:font-size-complex="10pt"/>
    </style:style>
    <style:style style:name="ce20" style:family="table-cell" style:parent-style-name="Default">
      <style:text-properties fo:font-size="6pt"/>
    </style:style>
    <style:style style:name="ce21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ffffff" style:cell-protect="protected" style:print-content="true" fo:wrap-option="wrap" style:vertical-align="middle"/>
      <style:text-properties fo:color="#000000" style:font-name="Liberation Sans" fo:font-size="10pt" style:font-size-asian="10pt" style:font-size-complex="10pt"/>
    </style:style>
  </office:automatic-styles>
  <office:body>
    <office:spreadsheet>
      <table:table table:name="Folh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7" office:value-type="string">
            <text:p>coments</text:p>
          </table:table-cell>
          <table:table-cell table:style-name="ce7" office:value-type="string">
            <text:p>status</text:p>
          </table:table-cell>
          <table:table-cell table:style-name="ce9" office:value-type="string">
            <text:p>16x16</text:p>
          </table:table-cell>
          <table:table-cell table:style-name="ce9" office:value-type="string">
            <text:p>22x22</text:p>
          </table:table-cell>
          <table:table-cell table:style-name="ce9" office:value-type="string">
            <text:p>32x32</text:p>
          </table:table-cell>
          <table:table-cell table:style-name="ce9" office:value-type="string">
            <text:p>48x48</text:p>
          </table:table-cell>
          <table:table-cell table:style-name="ce9" office:value-type="string">
            <text:p>location</text:p>
          </table:table-cell>
          <table:table-cell table:number-columns-repeated="5"/>
        </table:table-row>
        <table:table-row table:style-name="ro2">
          <table:table-cell office:value-type="string">
            <text:p>/align-horizontal-righ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]=&quot;x&quot;;1;0)+IF([.E2]=&quot;x&quot;;1;0)+IF([.F2]=&quot;x&quot;;1;0)+IF([.G2]=&quot;x&quot;;1;0)" office:value-type="float" office:value="3">
            <text:p>3</text:p>
          </table:table-cell>
          <table:table-cell table:style-name="ce13" table:formula="of:=SUM([.I2:.I113])/(113*4)" office:value-type="percentage" office:value="0.778761061946903">
            <text:p>77,88%</text:p>
          </table:table-cell>
          <table:table-cell table:style-name="ce5" office:value-type="string">
            <text:p>done</text:p>
          </table:table-cell>
          <table:table-cell table:number-columns-repeated="2"/>
        </table:table-row>
        <table:table-row table:style-name="ro2">
          <table:table-cell office:value-type="string">
            <text:p>./align-horizontal-cente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]=&quot;x&quot;;1;0)+IF([.E3]=&quot;x&quot;;1;0)+IF([.F3]=&quot;x&quot;;1;0)+IF([.G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lef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]=&quot;x&quot;;1;0)+IF([.E4]=&quot;x&quot;;1;0)+IF([.F4]=&quot;x&quot;;1;0)+IF([.G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lef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]=&quot;x&quot;;1;0)+IF([.E5]=&quot;x&quot;;1;0)+IF([.F5]=&quot;x&quot;;1;0)+IF([.G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righ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6]=&quot;x&quot;;1;0)+IF([.E6]=&quot;x&quot;;1;0)+IF([.F6]=&quot;x&quot;;1;0)+IF([.G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bott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7]=&quot;x&quot;;1;0)+IF([.E7]=&quot;x&quot;;1;0)+IF([.F7]=&quot;x&quot;;1;0)+IF([.G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bott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]=&quot;x&quot;;1;0)+IF([.E8]=&quot;x&quot;;1;0)+IF([.F8]=&quot;x&quot;;1;0)+IF([.G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cente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9]=&quot;x&quot;;1;0)+IF([.E9]=&quot;x&quot;;1;0)+IF([.F9]=&quot;x&quot;;1;0)+IF([.G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top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0]=&quot;x&quot;;1;0)+IF([.E10]=&quot;x&quot;;1;0)+IF([.F10]=&quot;x&quot;;1;0)+IF([.G1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to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1]=&quot;x&quot;;1;0)+IF([.E11]=&quot;x&quot;;1;0)+IF([.F11]=&quot;x&quot;;1;0)+IF([.G1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checkbox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2]=&quot;x&quot;;1;0)+IF([.E12]=&quot;x&quot;;1;0)+IF([.F12]=&quot;x&quot;;1;0)+IF([.G1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close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3]=&quot;x&quot;;1;0)+IF([.E13]=&quot;x&quot;;1;0)+IF([.F13]=&quot;x&quot;;1;0)+IF([.G1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color-picke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4]=&quot;x&quot;;1;0)+IF([.E14]=&quot;x&quot;;1;0)+IF([.F14]=&quot;x&quot;;1;0)+IF([.G1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combobox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5]=&quot;x&quot;;1;0)+IF([.E15]=&quot;x&quot;;1;0)+IF([.F15]=&quot;x&quot;;1;0)+IF([.G1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ce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6]=&quot;x&quot;;1;0)+IF([.E16]=&quot;x&quot;;1;0)+IF([.F16]=&quot;x&quot;;1;0)+IF([.G1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equal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7]=&quot;x&quot;;1;0)+IF([.E17]=&quot;x&quot;;1;0)+IF([.F17]=&quot;x&quot;;1;0)+IF([.G1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left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8]=&quot;x&quot;;1;0)+IF([.E18]=&quot;x&quot;;1;0)+IF([.F18]=&quot;x&quot;;1;0)+IF([.G1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margi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9]=&quot;x&quot;;1;0)+IF([.E19]=&quot;x&quot;;1;0)+IF([.F19]=&quot;x&quot;;1;0)+IF([.G1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pag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0]=&quot;x&quot;;1;0)+IF([.E20]=&quot;x&quot;;1;0)+IF([.F20]=&quot;x&quot;;1;0)+IF([.G2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right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1]=&quot;x&quot;;1;0)+IF([.E21]=&quot;x&quot;;1;0)+IF([.F21]=&quot;x&quot;;1;0)+IF([.G2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x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2]=&quot;x&quot;;1;0)+IF([.E22]=&quot;x&quot;;1;0)+IF([.F22]=&quot;x&quot;;1;0)+IF([.G2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bottom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3]=&quot;x&quot;;1;0)+IF([.E23]=&quot;x&quot;;1;0)+IF([.F23]=&quot;x&quot;;1;0)+IF([.G2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ce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4]=&quot;x&quot;;1;0)+IF([.E24]=&quot;x&quot;;1;0)+IF([.F24]=&quot;x&quot;;1;0)+IF([.G2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equal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5]=&quot;x&quot;;1;0)+IF([.E25]=&quot;x&quot;;1;0)+IF([.F25]=&quot;x&quot;;1;0)+IF([.G2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margin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6]=&quot;x&quot;;1;0)+IF([.E26]=&quot;x&quot;;1;0)+IF([.F26]=&quot;x&quot;;1;0)+IF([.G2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page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7]=&quot;x&quot;;1;0)+IF([.E27]=&quot;x&quot;;1;0)+IF([.F27]=&quot;x&quot;;1;0)+IF([.G2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top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8]=&quot;x&quot;;1;0)+IF([.E28]=&quot;x&quot;;1;0)+IF([.F28]=&quot;x&quot;;1;0)+IF([.G2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y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9]=&quot;x&quot;;1;0)+IF([.E29]=&quot;x&quot;;1;0)+IF([.F29]=&quot;x&quot;;1;0)+IF([.G2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new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0]=&quot;x&quot;;1;0)+IF([.E30]=&quot;x&quot;;1;0)+IF([.F30]=&quot;x&quot;;1;0)+IF([.G3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ope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1]=&quot;x&quot;;1;0)+IF([.E31]=&quot;x&quot;;1;0)+IF([.F31]=&quot;x&quot;;1;0)+IF([.G3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int-preview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2]=&quot;x&quot;;1;0)+IF([.E32]=&quot;x&quot;;1;0)+IF([.F32]=&quot;x&quot;;1;0)+IF([.G3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in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3]=&quot;x&quot;;1;0)+IF([.E33]=&quot;x&quot;;1;0)+IF([.F33]=&quot;x&quot;;1;0)+IF([.G3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operti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4]=&quot;x&quot;;1;0)+IF([.E34]=&quot;x&quot;;1;0)+IF([.F34]=&quot;x&quot;;1;0)+IF([.G3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save-a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5]=&quot;x&quot;;1;0)+IF([.E35]=&quot;x&quot;;1;0)+IF([.F35]=&quot;x&quot;;1;0)+IF([.G3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sav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6]=&quot;x&quot;;1;0)+IF([.E36]=&quot;x&quot;;1;0)+IF([.F36]=&quot;x&quot;;1;0)+IF([.G3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back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7]=&quot;x&quot;;1;0)+IF([.E37]=&quot;x&quot;;1;0)+IF([.F37]=&quot;x&quot;;1;0)+IF([.G3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raw-arrow-down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8]=&quot;x&quot;;1;0)+IF([.E38]=&quot;x&quot;;1;0)+IF([.F38]=&quot;x&quot;;1;0)+IF([.G3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forwar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9]=&quot;x&quot;;1;0)+IF([.E39]=&quot;x&quot;;1;0)+IF([.F39]=&quot;x&quot;;1;0)+IF([.G3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u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0]=&quot;x&quot;;1;0)+IF([.E40]=&quot;x&quot;;1;0)+IF([.F40]=&quot;x&quot;;1;0)+IF([.G4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bezier-curve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1]=&quot;x&quot;;1;0)+IF([.E41]=&quot;x&quot;;1;0)+IF([.F41]=&quot;x&quot;;1;0)+IF([.G4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cros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2]=&quot;x&quot;;1;0)+IF([.E42]=&quot;x&quot;;1;0)+IF([.F42]=&quot;x&quot;;1;0)+IF([.G4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donu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3]=&quot;x&quot;;1;0)+IF([.E43]=&quot;x&quot;;1;0)+IF([.F43]=&quot;x&quot;;1;0)+IF([.G4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ellips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4]=&quot;x&quot;;1;0)+IF([.E44]=&quot;x&quot;;1;0)+IF([.F44]=&quot;x&quot;;1;0)+IF([.G4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freehand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5]=&quot;x&quot;;1;0)+IF([.E45]=&quot;x&quot;;1;0)+IF([.F45]=&quot;x&quot;;1;0)+IF([.G4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halfcircle1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6]=&quot;x&quot;;1;0)+IF([.E46]=&quot;x&quot;;1;0)+IF([.F46]=&quot;x&quot;;1;0)+IF([.G4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2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7]=&quot;x&quot;;1;0)+IF([.E47]=&quot;x&quot;;1;0)+IF([.F47]=&quot;x&quot;;1;0)+IF([.G4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3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8]=&quot;x&quot;;1;0)+IF([.E48]=&quot;x&quot;;1;0)+IF([.F48]=&quot;x&quot;;1;0)+IF([.G4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4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9]=&quot;x&quot;;1;0)+IF([.E49]=&quot;x&quot;;1;0)+IF([.F49]=&quot;x&quot;;1;0)+IF([.G4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circl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0]=&quot;x&quot;;1;0)+IF([.E50]=&quot;x&quot;;1;0)+IF([.F50]=&quot;x&quot;;1;0)+IF([.G5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ellips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1]=&quot;x&quot;;1;0)+IF([.E51]=&quot;x&quot;;1;0)+IF([.F51]=&quot;x&quot;;1;0)+IF([.G5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path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2]=&quot;x&quot;;1;0)+IF([.E52]=&quot;x&quot;;1;0)+IF([.F52]=&quot;x&quot;;1;0)+IF([.G5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polygon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3]=&quot;x&quot;;1;0)+IF([.E53]=&quot;x&quot;;1;0)+IF([.F53]=&quot;x&quot;;1;0)+IF([.G5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polylin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4]=&quot;x&quot;;1;0)+IF([.E54]=&quot;x&quot;;1;0)+IF([.F54]=&quot;x&quot;;1;0)+IF([.G5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rectang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5]=&quot;x&quot;;1;0)+IF([.E55]=&quot;x&quot;;1;0)+IF([.F55]=&quot;x&quot;;1;0)+IF([.G55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square-inverted-corners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6]=&quot;x&quot;;1;0)+IF([.E56]=&quot;x&quot;;1;0)+IF([.F56]=&quot;x&quot;;1;0)+IF([.G5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star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7]=&quot;x&quot;;1;0)+IF([.E57]=&quot;x&quot;;1;0)+IF([.F57]=&quot;x&quot;;1;0)+IF([.G5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tex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8]=&quot;x&quot;;1;0)+IF([.E58]=&quot;x&quot;;1;0)+IF([.F58]=&quot;x&quot;;1;0)+IF([.G5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9]=&quot;x&quot;;1;0)+IF([.E59]=&quot;x&quot;;1;0)+IF([.F59]=&quot;x&quot;;1;0)+IF([.G5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1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0]=&quot;x&quot;;1;0)+IF([.E60]=&quot;x&quot;;1;0)+IF([.F60]=&quot;x&quot;;1;0)+IF([.G60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2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1]=&quot;x&quot;;1;0)+IF([.E61]=&quot;x&quot;;1;0)+IF([.F61]=&quot;x&quot;;1;0)+IF([.G6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3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2]=&quot;x&quot;;1;0)+IF([.E62]=&quot;x&quot;;1;0)+IF([.F62]=&quot;x&quot;;1;0)+IF([.G6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4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3]=&quot;x&quot;;1;0)+IF([.E63]=&quot;x&quot;;1;0)+IF([.F63]=&quot;x&quot;;1;0)+IF([.G63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edit-clea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4]=&quot;x&quot;;1;0)+IF([.E64]=&quot;x&quot;;1;0)+IF([.F64]=&quot;x&quot;;1;0)+IF([.G6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copy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5]=&quot;x&quot;;1;0)+IF([.E65]=&quot;x&quot;;1;0)+IF([.F65]=&quot;x&quot;;1;0)+IF([.G6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cu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6]=&quot;x&quot;;1;0)+IF([.E66]=&quot;x&quot;;1;0)+IF([.F66]=&quot;x&quot;;1;0)+IF([.G6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delet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7]=&quot;x&quot;;1;0)+IF([.E67]=&quot;x&quot;;1;0)+IF([.F67]=&quot;x&quot;;1;0)+IF([.G6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find-replace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68]=&quot;x&quot;;1;0)+IF([.E68]=&quot;x&quot;;1;0)+IF([.F68]=&quot;x&quot;;1;0)+IF([.G6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past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9]=&quot;x&quot;;1;0)+IF([.E69]=&quot;x&quot;;1;0)+IF([.F69]=&quot;x&quot;;1;0)+IF([.G6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redo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0]=&quot;x&quot;;1;0)+IF([.E70]=&quot;x&quot;;1;0)+IF([.F70]=&quot;x&quot;;1;0)+IF([.G7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edit-select-all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71]=&quot;x&quot;;1;0)+IF([.E71]=&quot;x&quot;;1;0)+IF([.F71]=&quot;x&quot;;1;0)+IF([.G7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undo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2]=&quot;x&quot;;1;0)+IF([.E72]=&quot;x&quot;;1;0)+IF([.F72]=&quot;x&quot;;1;0)+IF([.G7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bottom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3]=&quot;x&quot;;1;0)+IF([.E73]=&quot;x&quot;;1;0)+IF([.F73]=&quot;x&quot;;1;0)+IF([.G7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dow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4]=&quot;x&quot;;1;0)+IF([.E74]=&quot;x&quot;;1;0)+IF([.F74]=&quot;x&quot;;1;0)+IF([.G7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firs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5]=&quot;x&quot;;1;0)+IF([.E75]=&quot;x&quot;;1;0)+IF([.F75]=&quot;x&quot;;1;0)+IF([.G7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hom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6]=&quot;x&quot;;1;0)+IF([.E76]=&quot;x&quot;;1;0)+IF([.F76]=&quot;x&quot;;1;0)+IF([.G7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las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7]=&quot;x&quot;;1;0)+IF([.E77]=&quot;x&quot;;1;0)+IF([.F77]=&quot;x&quot;;1;0)+IF([.G7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nex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8]=&quot;x&quot;;1;0)+IF([.E78]=&quot;x&quot;;1;0)+IF([.F78]=&quot;x&quot;;1;0)+IF([.G7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previou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9]=&quot;x&quot;;1;0)+IF([.E79]=&quot;x&quot;;1;0)+IF([.F79]=&quot;x&quot;;1;0)+IF([.G7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to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0]=&quot;x&quot;;1;0)+IF([.E80]=&quot;x&quot;;1;0)+IF([.F80]=&quot;x&quot;;1;0)+IF([.G8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u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1]=&quot;x&quot;;1;0)+IF([.E81]=&quot;x&quot;;1;0)+IF([.F81]=&quot;x&quot;;1;0)+IF([.G8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image-x-generic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2]=&quot;x&quot;;1;0)+IF([.E82]=&quot;x&quot;;1;0)+IF([.F82]=&quot;x&quot;;1;0)+IF([.G8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butto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3]=&quot;x&quot;;1;0)+IF([.E83]=&quot;x&quot;;1;0)+IF([.F83]=&quot;x&quot;;1;0)+IF([.G8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imag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4]=&quot;x&quot;;1;0)+IF([.E84]=&quot;x&quot;;1;0)+IF([.F84]=&quot;x&quot;;1;0)+IF([.G8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tab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5]=&quot;x&quot;;1;0)+IF([.E85]=&quot;x&quot;;1;0)+IF([.F85]=&quot;x&quot;;1;0)+IF([.G8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text-fram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6]=&quot;x&quot;;1;0)+IF([.E86]=&quot;x&quot;;1;0)+IF([.F86]=&quot;x&quot;;1;0)+IF([.G8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ist-ad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7]=&quot;x&quot;;1;0)+IF([.E87]=&quot;x&quot;;1;0)+IF([.F87]=&quot;x&quot;;1;0)+IF([.G8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list-box.png</text:p>
          </table:table-cell>
          <table:table-cell/>
          <table:table-cell table:style-name="ce9" office:value-type="string">
            <text:p>undone</text:p>
          </table:table-cell>
          <table:table-cell table:number-columns-repeated="4" table:style-name="ce10"/>
          <table:table-cell table:style-name="ce9" office:value-type="string">
            <text:p>kdesuport</text:p>
          </table:table-cell>
          <table:table-cell table:formula="of:=IF([.D88]=&quot;x&quot;;1;0)+IF([.E88]=&quot;x&quot;;1;0)+IF([.F88]=&quot;x&quot;;1;0)+IF([.G88]=&quot;x&quot;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./list-remov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9]=&quot;x&quot;;1;0)+IF([.E89]=&quot;x&quot;;1;0)+IF([.F89]=&quot;x&quot;;1;0)+IF([.G8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ock-unlocked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90]=&quot;x&quot;;1;0)+IF([.E90]=&quot;x&quot;;1;0)+IF([.F90]=&quot;x&quot;;1;0)+IF([.G9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ock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91]=&quot;x&quot;;1;0)+IF([.E91]=&quot;x&quot;;1;0)+IF([.F91]=&quot;x&quot;;1;0)+IF([.G9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measur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92]=&quot;x&quot;;1;0)+IF([.E92]=&quot;x&quot;;1;0)+IF([.F92]=&quot;x&quot;;1;0)+IF([.G9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pdf-annotation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3]=&quot;x&quot;;1;0)+IF([.E93]=&quot;x&quot;;1;0)+IF([.F93]=&quot;x&quot;;1;0)+IF([.G93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poi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4]=&quot;x&quot;;1;0)+IF([.E94]=&quot;x&quot;;1;0)+IF([.F94]=&quot;x&quot;;1;0)+IF([.G94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preflight-verifi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5]=&quot;x&quot;;1;0)+IF([.E95]=&quot;x&quot;;1;0)+IF([.F95]=&quot;x&quot;;1;0)+IF([.G95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scal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6]=&quot;x&quot;;1;0)+IF([.E96]=&quot;x&quot;;1;0)+IF([.F96]=&quot;x&quot;;1;0)+IF([.G96]=&quot;x&quot;;1;0)" office:value-type="float" office:value="4">
            <text:p>4</text:p>
          </table:table-cell>
          <table:table-cell office:value-type="string">
            <text:p>renamed to transform-scale</text:p>
          </table:table-cell>
          <table:table-cell table:number-columns-repeated="3"/>
        </table:table-row>
        <table:table-row table:style-name="ro2">
          <table:table-cell office:value-type="string">
            <text:p>./story-edito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7]=&quot;x&quot;;1;0)+IF([.E97]=&quot;x&quot;;1;0)+IF([.F97]=&quot;x&quot;;1;0)+IF([.G97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ext-fiel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8]=&quot;x&quot;;1;0)+IF([.E98]=&quot;x&quot;;1;0)+IF([.F98]=&quot;x&quot;;1;0)+IF([.G9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ext-frame-link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9]=&quot;x&quot;;1;0)+IF([.E99]=&quot;x&quot;;1;0)+IF([.F99]=&quot;x&quot;;1;0)+IF([.G9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ext-frame-unlink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0]=&quot;x&quot;;1;0)+IF([.E100]=&quot;x&quot;;1;0)+IF([.F100]=&quot;x&quot;;1;0)+IF([.G100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transform-rotat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1]=&quot;x&quot;;1;0)+IF([.E101]=&quot;x&quot;;1;0)+IF([.F101]=&quot;x&quot;;1;0)+IF([.G10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ransform-shear-dow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2]=&quot;x&quot;;1;0)+IF([.E102]=&quot;x&quot;;1;0)+IF([.F102]=&quot;x&quot;;1;0)+IF([.G10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ransform-shear-lef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3]=&quot;x&quot;;1;0)+IF([.E103]=&quot;x&quot;;1;0)+IF([.F103]=&quot;x&quot;;1;0)+IF([.G103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ransform-shear-righ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4]=&quot;x&quot;;1;0)+IF([.E104]=&quot;x&quot;;1;0)+IF([.F104]=&quot;x&quot;;1;0)+IF([.G10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ransform-shear-u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5]=&quot;x&quot;;1;0)+IF([.E105]=&quot;x&quot;;1;0)+IF([.F105]=&quot;x&quot;;1;0)+IF([.G105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zoom-i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6]=&quot;x&quot;;1;0)+IF([.E106]=&quot;x&quot;;1;0)+IF([.F106]=&quot;x&quot;;1;0)+IF([.G10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-original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7]=&quot;x&quot;;1;0)+IF([.E107]=&quot;x&quot;;1;0)+IF([.F107]=&quot;x&quot;;1;0)+IF([.G10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8]=&quot;x&quot;;1;0)+IF([.E108]=&quot;x&quot;;1;0)+IF([.F108]=&quot;x&quot;;1;0)+IF([.G10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9]=&quot;x&quot;;1;0)+IF([.E109]=&quot;x&quot;;1;0)+IF([.F109]=&quot;x&quot;;1;0)+IF([.G10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simp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0]=&quot;x&quot;;1;0)+IF([.E110]=&quot;x&quot;;1;0)+IF([.F110]=&quot;x&quot;;1;0)+IF([.G11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2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1]=&quot;x&quot;;1;0)+IF([.E111]=&quot;x&quot;;1;0)+IF([.F111]=&quot;x&quot;;1;0)+IF([.G11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3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2]=&quot;x&quot;;1;0)+IF([.E112]=&quot;x&quot;;1;0)+IF([.F112]=&quot;x&quot;;1;0)+IF([.G112]=&quot;x&quot;;1;0)" office:value-type="float" office:value="3">
            <text:p>3</text:p>
          </table:table-cell>
          <table:table-cell table:style-name="ce14" table:number-columns-repeated="3"/>
          <table:table-cell/>
        </table:table-row>
        <table:table-row table:style-name="ro1">
          <table:table-cell office:value-type="string">
            <text:p>page-4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3]=&quot;x&quot;;1;0)+IF([.E113]=&quot;x&quot;;1;0)+IF([.F113]=&quot;x&quot;;1;0)+IF([.G113]=&quot;x&quot;;1;0)" office:value-type="float" office:value="3">
            <text:p>3</text:p>
          </table:table-cell>
          <table:table-cell table:style-name="ce14" table:number-columns-repeated="3"/>
          <table:table-cell/>
        </table:table-row>
        <table:table-row table:style-name="ro1">
          <table:table-cell table:style-name="ce3"/>
          <table:table-cell table:number-columns-repeated="8"/>
          <table:table-cell table:style-name="ce14" table:number-columns-repeated="3"/>
          <table:table-cell/>
        </table:table-row>
        <table:table-row table:style-name="ro3">
          <table:table-cell table:style-name="ce4" office:value-type="string">
            <text:p>non freedesktop-names</text:p>
          </table:table-cell>
          <table:table-cell table:number-columns-repeated="8"/>
          <table:table-cell table:style-name="ce15" office:value-type="string">
            <text:p>freedesktop name</text:p>
          </table:table-cell>
          <table:table-cell table:style-name="ce21" office:value-type="string">
            <text:p>oxygen name</text:p>
          </table:table-cell>
          <table:table-cell table:style-name="ce21" office:value-type="string">
            <text:p>proposed name</text:p>
          </table:table-cell>
          <table:table-cell table:style-name="ce21" office:value-type="string">
            <text:p>description</text:p>
          </table:table-cell>
        </table:table-row>
        <table:table-row table:style-name="ro2">
          <table:table-cell table:style-name="ce5" office:value-type="string">
            <text:p>above.png</text:p>
          </table:table-cell>
          <table:table-cell table:number-columns-repeated="8"/>
          <table:table-cell table:style-name="ce16"/>
          <table:table-cell table:style-name="ce14"/>
          <table:table-cell table:style-name="ce15" office:value-type="string">
            <text:p>./actions/format-above.svg</text:p>
          </table:table-cell>
          <table:table-cell/>
        </table:table-row>
        <table:table-row table:style-name="ro1">
          <table:table-cell office:value-type="string">
            <text:p>AddNode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 table:number-columns-repeated="2"/>
          <table:table-cell table:style-name="ce15" office:value-type="string">
            <text:p>./actions/format-add-node.svg</text:p>
          </table:table-cell>
          <table:table-cell/>
        </table:table-row>
        <table:table-row table:style-name="ro1">
          <table:table-cell office:value-type="string">
            <text:p>acrobat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/>
          <table:table-cell table:style-name="ce21" office:value-type="string">
            <text:p>./mimetypes/application-pdf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acroread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/>
          <table:table-cell table:style-name="ce21" office:value-type="string">
            <text:p>./apps/acroread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AddPoin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add-point.svg</text:p>
          </table:table-cell>
          <table:table-cell/>
        </table:table-row>
        <table:table-row table:style-name="ro1">
          <table:table-cell office:value-type="string">
            <text:p>alert.png</text:p>
          </table:table-cell>
          <table:table-cell table:number-columns-repeated="8"/>
          <table:table-cell table:style-name="ce15" office:value-type="string">
            <text:p>./actions/dialog-warning.svg</text:p>
          </table:table-cell>
          <table:table-cell table:style-name="ce14" table:number-columns-repeated="2"/>
          <table:table-cell/>
        </table:table-row>
        <table:table-row table:style-name="ro4">
          <table:table-cell office:value-type="string">
            <text:p>AllCaps.png</text:p>
          </table:table-cell>
          <table:table-cell table:number-columns-repeated="8"/>
          <table:table-cell table:style-name="ce14"/>
          <table:table-cell table:style-name="ce16"/>
          <table:table-cell table:style-name="ce22" office:value-type="string">
            <text:p>./actions/format-text-allcaps.svg</text:p>
          </table:table-cell>
          <table:table-cell table:style-name="ce8"/>
        </table:table-row>
        <table:table-row table:style-name="ro1">
          <table:table-cell office:value-type="string">
            <text:p>AppIcon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AppIcon2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below.png</text:p>
          </table:table-cell>
          <table:table-cell table:number-columns-repeated="8"/>
          <table:table-cell table:style-name="ce14"/>
          <table:table-cell table:style-name="ce16"/>
          <table:table-cell table:style-name="ce15" office:value-type="string">
            <text:p>./actions/format-below.svg</text:p>
          </table:table-cell>
          <table:table-cell table:style-name="ce8"/>
        </table:table-row>
        <table:table-row table:style-name="ro1">
          <table:table-cell office:value-type="string">
            <text:p>BevelJoin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join-bevel.svg</text:p>
          </table:table-cell>
          <table:table-cell/>
        </table:table-row>
        <table:table-row table:style-name="ro1">
          <table:table-cell office:value-type="string">
            <text:p>BezierClos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close.svg</text:p>
          </table:table-cell>
          <table:table-cell/>
        </table:table-row>
        <table:table-row table:style-name="ro1">
          <table:table-cell office:value-type="string">
            <text:p>beziertool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tool.svg</text:p>
          </table:table-cell>
          <table:table-cell/>
        </table:table-row>
        <table:table-row table:style-name="ro1">
          <table:table-cell office:value-type="string">
            <text:p>beziertool16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tool16.svg</text:p>
          </table:table-cell>
          <table:table-cell/>
        </table:table-row>
        <table:table-row table:style-name="ro1">
          <table:table-cell office:value-type="string">
            <text:p>blend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x-kcsrc.svgz</text:p>
          </table:table-cell>
          <table:table-cell table:style-name="ce15" office:value-type="string">
            <text:p>./actions/format-blend.svg</text:p>
          </table:table-cell>
          <table:table-cell/>
        </table:table-row>
        <table:table-row table:style-name="ro1">
          <table:table-cell office:value-type="string">
            <text:p>Butt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butt.svg</text:p>
          </table:table-cell>
          <table:table-cell table:style-name="ce8"/>
        </table:table-row>
        <table:table-row table:style-name="ro1">
          <table:table-cell office:value-type="string">
            <text:p>charse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haracter-set.svg</text:p>
          </table:table-cell>
          <table:table-cell/>
        </table:table-row>
        <table:table-row table:style-name="ro1">
          <table:table-cell office:value-type="string">
            <text:p>checkdoc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heck-document.svg</text:p>
          </table:table-cell>
          <table:table-cell/>
        </table:table-row>
        <table:table-row table:style-name="ro1">
          <table:table-cell office:value-type="string">
            <text:p>clear_righ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clear-right.svg</text:p>
          </table:table-cell>
          <table:table-cell table:style-name="ce8"/>
        </table:table-row>
        <table:table-row table:style-name="ro1">
          <table:table-cell office:value-type="string">
            <text:p>cmsOff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s-off.svg</text:p>
          </table:table-cell>
          <table:table-cell/>
        </table:table-row>
        <table:table-row table:style-name="ro1">
          <table:table-cell office:value-type="string">
            <text:p>cmsOn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s-on.svg</text:p>
          </table:table-cell>
          <table:table-cell/>
        </table:table-row>
        <table:table-row table:style-name="ro1">
          <table:table-cell office:value-type="string">
            <text:p>cmyk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yk.svg</text:p>
          </table:table-cell>
          <table:table-cell/>
        </table:table-row>
        <table:table-row table:style-name="ro1">
          <table:table-cell office:value-type="string">
            <text:p>colorpicker.png</text:p>
          </table:table-cell>
          <table:table-cell table:number-columns-repeated="8"/>
          <table:table-cell table:style-name="ce14"/>
          <table:table-cell table:style-name="ce15" office:value-type="string">
            <text:p>./actions/color-picker.svg</text:p>
          </table:table-cell>
          <table:table-cell table:style-name="ce15" office:value-type="string">
            <text:p>./actions/format-color-picker.svg</text:p>
          </table:table-cell>
          <table:table-cell/>
        </table:table-row>
        <table:table-row table:style-name="ro1">
          <table:table-cell office:value-type="string">
            <text:p>colorpickercursor.png</text:p>
          </table:table-cell>
          <table:table-cell table:number-columns-repeated="8"/>
          <table:table-cell table:style-name="ce14"/>
          <table:table-cell table:style-name="ce15" office:value-type="string">
            <text:p>./actions/color-picker.svg</text:p>
          </table:table-cell>
          <table:table-cell table:style-name="ce15" office:value-type="string">
            <text:p>./actions/format-color-picker-cursor.svg</text:p>
          </table:table-cell>
          <table:table-cell/>
        </table:table-row>
        <table:table-row table:style-name="ro1">
          <table:table-cell office:value-type="string">
            <text:p>compfile.png</text:p>
          </table:table-cell>
          <table:table-cell table:number-columns-repeated="8"/>
          <table:table-cell table:style-name="ce14"/>
          <table:table-cell table:style-name="ce15" office:value-type="string">
            <text:p>./actions/compfile.svg</text:p>
          </table:table-cell>
          <table:table-cell table:style-name="ce15" office:value-type="string">
            <text:p>./actions/format-compile-file.svg</text:p>
          </table:table-cell>
          <table:table-cell/>
        </table:table-row>
        <table:table-row table:style-name="ro1">
          <table:table-cell office:value-type="string">
            <text:p>compfile16.png</text:p>
          </table:table-cell>
          <table:table-cell table:number-columns-repeated="8"/>
          <table:table-cell table:style-name="ce14"/>
          <table:table-cell table:style-name="ce15" office:value-type="string">
            <text:p>./actions/compfile.svg</text:p>
          </table:table-cell>
          <table:table-cell table:style-name="ce15" office:value-type="string">
            <text:p>./actions/format-compile-file16.svg</text:p>
          </table:table-cell>
          <table:table-cell/>
        </table:table-row>
        <table:table-row table:style-name="ro1">
          <table:table-cell office:value-type="string">
            <text:p>configure.png</text:p>
          </table:table-cell>
          <table:table-cell table:number-columns-repeated="8"/>
          <table:table-cell table:style-name="ce14"/>
          <table:table-cell table:style-name="ce21" office:value-type="string">
            <text:p>./actions/configure.svg</text:p>
          </table:table-cell>
          <table:table-cell table:style-name="ce21" office:value-type="string">
            <text:p>./actions/configure.svg</text:p>
          </table:table-cell>
          <table:table-cell/>
        </table:table-row>
        <table:table-row table:style-name="ro1">
          <table:table-cell office:value-type="string">
            <text:p>Corner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orner.svg</text:p>
          </table:table-cell>
          <table:table-cell/>
        </table:table-row>
        <table:table-row table:style-name="ro1">
          <table:table-cell office:value-type="string">
            <text:p>cro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rop.svg</text:p>
          </table:table-cell>
          <table:table-cell/>
        </table:table-row>
        <table:table-row table:style-name="ro1">
          <table:table-cell office:value-type="string">
            <text:p>curv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urve.svg</text:p>
          </table:table-cell>
          <table:table-cell/>
        </table:table-row>
        <table:table-row table:style-name="ro1">
          <table:table-cell office:value-type="string">
            <text:p>curvebezi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curve.svg</text:p>
          </table:table-cell>
          <table:table-cell/>
        </table:table-row>
        <table:table-row table:style-name="ro1">
          <table:table-cell office:value-type="string">
            <text:p>curvelinea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linear-curve.svg</text:p>
          </table:table-cell>
          <table:table-cell/>
        </table:table-row>
        <table:table-row table:style-name="ro1">
          <table:table-cell office:value-type="string">
            <text:p>Deletelay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layer.svg</text:p>
          </table:table-cell>
          <table:table-cell/>
        </table:table-row>
        <table:table-row table:style-name="ro1">
          <table:table-cell office:value-type="string">
            <text:p>DeleteNod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node.svg</text:p>
          </table:table-cell>
          <table:table-cell/>
        </table:table-row>
        <table:table-row table:style-name="ro1">
          <table:table-cell office:value-type="string">
            <text:p>DelPoin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point.svg</text:p>
          </table:table-cell>
          <table:table-cell/>
        </table:table-row>
        <table:table-row table:style-name="ro1">
          <table:table-cell office:value-type="string">
            <text:p>dis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istance.svg</text:p>
          </table:table-cell>
          <table:table-cell/>
        </table:table-row>
        <table:table-row table:style-name="ro1">
          <table:table-cell office:value-type="string">
            <text:p>dist22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istance22.svg</text:p>
          </table:table-cell>
          <table:table-cell/>
        </table:table-row>
        <table:table-row table:style-name="ro1">
          <table:table-cell office:value-type="string">
            <text:p>doc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ocument.svg</text:p>
          </table:table-cell>
          <table:table-cell/>
        </table:table-row>
        <table:table-row table:style-name="ro1">
          <table:table-cell office:value-type="string">
            <text:p>docattribute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ocument-attributes.svg</text:p>
          </table:table-cell>
          <table:table-cell/>
        </table:table-row>
        <table:table-row table:style-name="ro1">
          <table:table-cell office:value-type="string">
            <text:p>document2.png</text:p>
          </table:table-cell>
          <table:table-cell table:number-columns-repeated="8"/>
          <table:table-cell table:style-name="ce15" office:value-type="string">
            <text:p>./mimetypes/x-office-documen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ocumentinfo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table:style-name="ce15" office:value-type="string">
            <text:p>./actions/dialog-informatio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ocumentinfo32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table:style-name="ce15" office:value-type="string">
            <text:p>./actions/dialog-informatio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ragPix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rag-pictures.svg</text:p>
          </table:table-cell>
          <table:table-cell/>
        </table:table-row>
        <table:table-row table:style-name="ro1">
          <table:table-cell office:value-type="string">
            <text:p>DrawFrame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raw-frame.svg</text:p>
          </table:table-cell>
          <table:table-cell/>
        </table:table-row>
        <table:table-row table:style-name="ro1">
          <table:table-cell office:value-type="string">
            <text:p>ellipsi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ellipsis.svg</text:p>
          </table:table-cell>
          <table:table-cell/>
        </table:table-row>
        <table:table-row table:style-name="ro1">
          <table:table-cell office:value-type="string">
            <text:p>exit.png</text:p>
          </table:table-cell>
          <table:table-cell table:number-columns-repeated="8"/>
          <table:table-cell table:style-name="ce15" office:value-type="string">
            <text:p>./actions/application-exit.svg</text:p>
          </table:table-cell>
          <table:table-cell table:style-name="ce14" office:value-type="string">
            <text:p>./actions/system-log-out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exit22.png</text:p>
          </table:table-cell>
          <table:table-cell table:number-columns-repeated="8"/>
          <table:table-cell table:style-name="ce15" office:value-type="string">
            <text:p>./actions/application-exit.svg</text:p>
          </table:table-cell>
          <table:table-cell table:style-name="ce19" office:value-type="string">
            <text:p>./actions/system-log-out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expand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expand.svg</text:p>
          </table:table-cell>
          <table:table-cell/>
        </table:table-row>
        <table:table-row table:style-name="ro1">
          <table:table-cell office:value-type="string">
            <text:p>externaltools.png</text:p>
          </table:table-cell>
          <table:table-cell table:number-columns-repeated="8"/>
          <table:table-cell table:style-name="ce15" office:value-type="string">
            <text:p>./mimetypes/application-x-executable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nd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table:style-name="ce15" office:value-type="string">
            <text:p>./actions/edit-find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nd16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table:style-name="ce15" office:value-type="string">
            <text:p>./actions/edit-find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rstlin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first-line.svg</text:p>
          </table:table-cell>
          <table:table-cell/>
        </table:table-row>
        <table:table-row table:style-name="ro1">
          <table:table-cell office:value-type="string">
            <text:p>flow-bounding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bounding.svg</text:p>
          </table:table-cell>
          <table:table-cell table:style-name="ce8"/>
        </table:table-row>
        <table:table-row table:style-name="ro1">
          <table:table-cell office:value-type="string">
            <text:p>flow-contour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contour.svg</text:p>
          </table:table-cell>
          <table:table-cell table:style-name="ce8"/>
        </table:table-row>
        <table:table-row table:style-name="ro1">
          <table:table-cell office:value-type="string">
            <text:p>flow-fram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frame.svg</text:p>
          </table:table-cell>
          <table:table-cell table:style-name="ce8"/>
        </table:table-row>
        <table:table-row table:style-name="ro1">
          <table:table-cell office:value-type="string">
            <text:p>flow-non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none.svg</text:p>
          </table:table-cell>
          <table:table-cell table:style-name="ce8"/>
        </table:table-row>
        <table:table-row table:style-name="ro1">
          <table:table-cell office:value-type="string">
            <text:p>font_otf.png</text:p>
          </table:table-cell>
          <table:table-cell table:number-columns-repeated="8"/>
          <table:table-cell table:style-name="ce15" office:value-type="string">
            <text:p>./mimetypes/application-x-font-o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otf16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mimetypes/application-x-font-otf.svg</text:p>
          </table:table-cell>
          <table:table-cell/>
        </table:table-row>
        <table:table-row table:style-name="ro1">
          <table:table-cell office:value-type="string">
            <text:p>font_subst16.png</text:p>
          </table:table-cell>
          <table:table-cell table:number-columns-repeated="8"/>
          <table:table-cell table:style-name="ce15" office:value-type="string">
            <text:p>./mimetypes/application-x-font-sn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ruetype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ruetype16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ype1_16.png</text:p>
          </table:table-cell>
          <table:table-cell table:number-columns-repeated="8"/>
          <table:table-cell table:style-name="ce15" office:value-type="string">
            <text:p>./mimetypes/application-x-font-type1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ype1.png</text:p>
          </table:table-cell>
          <table:table-cell table:number-columns-repeated="8"/>
          <table:table-cell table:style-name="ce15" office:value-type="string">
            <text:p>./mimetypes/application-x-font-type1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ramenoresiz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rame-not-resized.svg</text:p>
          </table:table-cell>
          <table:table-cell/>
        </table:table-row>
        <table:table-row table:style-name="ro1">
          <table:table-cell office:value-type="string">
            <text:p>frameresiz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frame-resized.svg</text:p>
          </table:table-cell>
          <table:table-cell/>
        </table:table-row>
        <table:table-row table:style-name="ro1">
          <table:table-cell office:value-type="string">
            <text:p>goto.png</text:p>
          </table:table-cell>
          <table:table-cell table:number-columns-repeated="8"/>
          <table:table-cell table:style-name="ce14"/>
          <table:table-cell table:style-name="ce21" office:value-type="string">
            <text:p>./actions/footprint.svg</text:p>
          </table:table-cell>
          <table:table-cell table:style-name="ce21" office:value-type="string">
            <text:p>./actions/format-go-to.svg</text:p>
          </table:table-cell>
          <table:table-cell/>
        </table:table-row>
        <table:table-row table:style-name="ro1">
          <table:table-cell office:value-type="string">
            <text:p>grou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group.svg</text:p>
          </table:table-cell>
          <table:table-cell/>
        </table:table-row>
        <table:table-row table:style-name="ro1">
          <table:table-cell office:value-type="string">
            <text:p>guide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guides.svg</text:p>
          </table:table-cell>
          <table:table-cell/>
        </table:table-row>
        <table:table-row table:style-name="ro3">
          <table:table-cell office:value-type="string">
            <text:p>hmirror.png</text:p>
          </table:table-cell>
          <table:table-cell table:number-columns-repeated="8"/>
          <table:table-cell table:style-name="ce17" office:value-type="string">
            <text:p>./actions/object-flip-horizont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hyphenat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hyphenate.svg</text:p>
          </table:table-cell>
          <table:table-cell/>
        </table:table-row>
        <table:table-row table:style-name="ro1">
          <table:table-cell office:value-type="string">
            <text:p>inver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invert.svg</text:p>
          </table:table-cell>
          <table:table-cell/>
        </table:table-row>
        <table:table-row table:style-name="ro1">
          <table:table-cell office:value-type="string">
            <text:p>irreg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irregular.svg</text:p>
          </table:table-cell>
          <table:table-cell/>
        </table:table-row>
        <table:table-row table:style-name="ro3">
          <table:table-cell office:value-type="string">
            <text:p>Kapital.xpm</text:p>
          </table:table-cell>
          <table:table-cell table:number-columns-repeated="8"/>
          <table:table-cell table:style-name="ce14"/>
          <table:table-cell table:style-name="ce16"/>
          <table:table-cell table:style-name="ce22" office:value-type="string">
            <text:p>./actions/format-text-capital.svg</text:p>
          </table:table-cell>
          <table:table-cell table:style-name="ce8"/>
        </table:table-row>
        <table:table-row table:style-name="ro1">
          <table:table-cell office:value-type="string">
            <text:p>key_binding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key-bindings.svg</text:p>
          </table:table-cell>
          <table:table-cell/>
        </table:table-row>
        <table:table-row table:style-name="ro1">
          <table:table-cell office:value-type="string">
            <text:p>launc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aunch16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ayer-out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eftindent.png</text:p>
          </table:table-cell>
          <table:table-cell table:number-columns-repeated="8"/>
          <table:table-cell table:style-name="ce18"/>
          <table:table-cell table:style-name="ce16"/>
          <table:table-cell table:style-name="ce21" office:value-type="string">
            <text:p>./actions/format-indent-left.svg</text:p>
          </table:table-cell>
          <table:table-cell table:style-name="ce8"/>
        </table:table-row>
        <table:table-row table:style-name="ro1">
          <table:table-cell office:value-type="string">
            <text:p>linespacing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inespacing2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ocked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lock.svg</text:p>
          </table:table-cell>
          <table:table-cell table:style-name="ce8"/>
        </table:table-row>
        <table:table-row table:style-name="ro1">
          <table:table-cell office:value-type="string">
            <text:p>lower-to-bottom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lower-to-bottom.svg</text:p>
          </table:table-cell>
          <table:table-cell/>
        </table:table-row>
        <table:table-row table:style-name="ro1">
          <table:table-cell office:value-type="string">
            <text:p>low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lower.svg</text:p>
          </table:table-cell>
          <table:table-cell/>
        </table:table-row>
        <table:table-row table:style-name="ro1">
          <table:table-cell office:value-type="string">
            <text:p>Lupe.xpm</text:p>
          </table:table-cell>
          <table:table-cell table:number-columns-repeated="8"/>
          <table:table-cell table:style-name="ce19"/>
          <table:table-cell table:style-name="ce21" office:value-type="string">
            <text:p>./actions/zoom-origina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LupeZ.xpm</text:p>
          </table:table-cell>
          <table:table-cell table:number-columns-repeated="8"/>
          <table:table-cell table:style-name="ce15" office:value-type="string">
            <text:p>./actions/zoom-i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LupeZm.xpm</text:p>
          </table:table-cell>
          <table:table-cell table:number-columns-repeated="8"/>
          <table:table-cell table:style-name="ce15" office:value-type="string">
            <text:p>./actions/zoom-ou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misc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iterJoi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Asym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Kontro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No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r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Sym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noicon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No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ok.png</text:p>
          </table:table-cell>
          <table:table-cell table:number-columns-repeated="8"/>
          <table:table-cell table:style-name="ce15" office:value-type="string">
            <text:p>./actions/dialog-ok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ok22.png</text:p>
          </table:table-cell>
          <table:table-cell table:number-columns-repeated="8"/>
          <table:table-cell table:style-name="ce15" office:value-type="string">
            <text:p>./actions/dialog-ok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ooo_draw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vnd.oasis.opendocument.graphics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ooo_writer.png</text:p>
          </table:table-cell>
          <table:table-cell table:number-columns-repeated="8"/>
          <table:table-cell table:style-name="ce18"/>
          <table:table-cell table:style-name="ce21" office:value-type="string">
            <text:p>./mimetypes/application-vnd.oasis.opendocument.text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outlined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df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pdf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penciladd.png</text:p>
          </table:table-cell>
          <table:table-cell table:number-columns-repeated="8"/>
          <table:table-cell table:style-name="ce14"/>
          <table:table-cell table:style-name="ce21" office:value-type="string">
            <text:p>./actions/penci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pencilsub.png</text:p>
          </table:table-cell>
          <table:table-cell table:number-columns-repeated="8"/>
          <table:table-cell table:style-name="ce14"/>
          <table:table-cell table:style-name="ce21" office:value-type="string">
            <text:p>./actions/penci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plugin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olyCu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ostscrip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postscript.svg</text:p>
          </table:table-cell>
          <table:table-cell table:style-name="ce8"/>
        </table:table-row>
        <table:table-row table:style-name="ro1">
          <table:table-cell office:value-type="string">
            <text:p>previewOff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reviewO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rinter.png</text:p>
          </table:table-cell>
          <table:table-cell table:number-columns-repeated="8"/>
          <table:table-cell table:style-name="ce15" office:value-type="string">
            <text:p>./devices/printer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python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x-python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aise-to-to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ais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egister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eload.png</text:p>
          </table:table-cell>
          <table:table-cell table:number-columns-repeated="8"/>
          <table:table-cell table:style-name="ce15" office:value-type="string">
            <text:p>./actions/view-refresh.svg</text:p>
          </table:table-cell>
          <table:table-cell table:style-name="ce14"/>
          <table:table-cell table:style-name="ce21" office:value-type="string">
            <text:p>./actions/reload.svg</text:p>
          </table:table-cell>
          <table:table-cell/>
        </table:table-row>
        <table:table-row table:style-name="ro1">
          <table:table-cell office:value-type="string">
            <text:p>reload16.png</text:p>
          </table:table-cell>
          <table:table-cell table:number-columns-repeated="8"/>
          <table:table-cell table:style-name="ce15" office:value-type="string">
            <text:p>./actions/view-refresh.svg</text:p>
          </table:table-cell>
          <table:table-cell table:style-name="ce14"/>
          <table:table-cell table:style-name="ce21" office:value-type="string">
            <text:p>./actions/reload16.svg</text:p>
          </table:table-cell>
          <table:table-cell/>
        </table:table-row>
        <table:table-row table:style-name="ro1">
          <table:table-cell office:value-type="string">
            <text:p>Reset1Nod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reset1-node</text:p>
          </table:table-cell>
          <table:table-cell/>
        </table:table-row>
        <table:table-row table:style-name="ro1">
          <table:table-cell office:value-type="string">
            <text:p>ResetNod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reset-node</text:p>
          </table:table-cell>
          <table:table-cell/>
        </table:table-row>
        <table:table-row table:style-name="ro1">
          <table:table-cell office:value-type="string">
            <text:p>Revers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text-reverse.svg</text:p>
          </table:table-cell>
          <table:table-cell table:style-name="ce8"/>
        </table:table-row>
        <table:table-row table:style-name="ro1">
          <table:table-cell office:value-type="string">
            <text:p>revert.png</text:p>
          </table:table-cell>
          <table:table-cell table:number-columns-repeated="8"/>
          <table:table-cell table:style-name="ce15" office:value-type="string">
            <text:p>./actions/document-rever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gb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ightinden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indent-right.svg</text:p>
          </table:table-cell>
          <table:table-cell table:style-name="ce8"/>
        </table:table-row>
        <table:table-row table:style-name="ro1">
          <table:table-cell office:value-type="string">
            <text:p>rotate_ccw.png</text:p>
          </table:table-cell>
          <table:table-cell table:number-columns-repeated="8"/>
          <table:table-cell table:style-name="ce15" office:value-type="string">
            <text:p>./actions/object-rotate-lef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otate_cw.png</text:p>
          </table:table-cell>
          <table:table-cell table:number-columns-repeated="8"/>
          <table:table-cell table:style-name="ce15" office:value-type="string">
            <text:p>./actions/object-rotate-righ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otieren2.png</text:p>
          </table:table-cell>
          <table:table-cell table:number-columns-repeated="8"/>
          <table:table-cell table:style-name="ce14"/>
          <table:table-cell table:style-name="ce21" office:value-type="string">
            <text:p>./actions/rotate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otieren2.xpm</text:p>
          </table:table-cell>
          <table:table-cell table:number-columns-repeated="8"/>
          <table:table-cell table:style-name="ce14"/>
          <table:table-cell table:style-name="ce21" office:value-type="string">
            <text:p>./actions/rotate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ound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round.svg</text:p>
          </table:table-cell>
          <table:table-cell table:style-name="ce8"/>
        </table:table-row>
        <table:table-row table:style-name="ro1">
          <table:table-cell office:value-type="string">
            <text:p>RoundJoin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join-round.svg</text:p>
          </table:table-cell>
          <table:table-cell table:style-name="ce8"/>
        </table:table-row>
        <table:table-row table:style-name="ro1">
          <table:table-cell office:value-type="string">
            <text:p>scra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creen.png</text:p>
          </table:table-cell>
          <table:table-cell table:number-columns-repeated="8"/>
          <table:table-cell table:style-name="ce15" office:value-type="string">
            <text:p>./devices/screen.svg</text:p>
          </table:table-cell>
          <table:table-cell table:style-name="ce21" office:value-type="string">
            <text:p>./devices/video-display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scribus_logo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cribusdoc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scribus.svg</text:p>
          </table:table-cell>
          <table:table-cell table:style-name="ce8"/>
        </table:table-row>
        <table:table-row table:style-name="ro1">
          <table:table-cell office:value-type="string">
            <text:p>scribusdoc16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scribus.svg</text:p>
          </table:table-cell>
          <table:table-cell table:style-name="ce8"/>
        </table:table-row>
        <table:table-row table:style-name="ro1">
          <table:table-cell office:value-type="string">
            <text:p>scribusicon.png</text:p>
          </table:table-cell>
          <table:table-cell table:number-columns-repeated="8"/>
          <table:table-cell table:style-name="ce14"/>
          <table:table-cell table:style-name="ce21" office:value-type="string">
            <text:p>./applications/scribus.svg</text:p>
          </table:table-cell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sha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hadow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text-shadow.svg</text:p>
          </table:table-cell>
          <table:table-cell table:style-name="ce8"/>
        </table:table-row>
        <table:table-row table:style-name="ro1">
          <table:table-cell office:value-type="string">
            <text:p>shortword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acing.xpm</text:p>
          </table:table-cell>
          <table:table-cell table:number-columns-repeated="8"/>
          <table:table-cell table:style-name="ce14"/>
          <table:table-cell table:style-name="ce21" office:value-type="string">
            <text:p>./actions/format-justify-fill.svg</text:p>
          </table:table-cell>
          <table:table-cell table:style-name="ce21" office:value-type="string">
            <text:p>./actions/format-spacing.svg</text:p>
          </table:table-cell>
          <table:table-cell/>
        </table:table-row>
        <table:table-row table:style-name="ro1">
          <table:table-cell office:value-type="string">
            <text:p>spira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as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ne16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o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quare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square.svg</text:p>
          </table:table-cell>
          <table:table-cell table:style-name="ce8"/>
        </table:table-row>
        <table:table-row table:style-name="ro1">
          <table:table-cell office:value-type="string">
            <text:p>Stift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tift16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trike.xpm</text:p>
          </table:table-cell>
          <table:table-cell table:number-columns-repeated="8"/>
          <table:table-cell table:style-name="ce15" office:value-type="string">
            <text:p>./actions/format-text-strikethrough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tab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abtocindex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stfil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bas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ker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scale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scalev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view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ief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ools.png</text:p>
          </table:table-cell>
          <table:table-cell table:number-columns-repeated="8"/>
          <table:table-cell table:style-name="ce14"/>
          <table:table-cell table:style-name="ce21" office:value-type="string">
            <text:p>./actions/tool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trashcan.png</text:p>
          </table:table-cell>
          <table:table-cell table:number-columns-repeated="8"/>
          <table:table-cell table:style-name="ce15" office:value-type="string">
            <text:p>./places/user-trash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trashcan2.png</text:p>
          </table:table-cell>
          <table:table-cell table:number-columns-repeated="8"/>
          <table:table-cell table:style-name="ce14"/>
          <table:table-cell table:style-name="ce21" office:value-type="string">
            <text:p>./places/user-trash-full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triangl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draw-triangle.svg</text:p>
          </table:table-cell>
          <table:table-cell/>
        </table:table-row>
        <table:table-row table:style-name="ro1">
          <table:table-cell office:value-type="string">
            <text:p>tx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ypography.png</text:p>
          </table:table-cell>
          <table:table-cell table:number-columns-repeated="8"/>
          <table:table-cell table:style-name="ce14"/>
          <table:table-cell table:style-name="ce21" office:value-type="string">
            <text:p>./mimetype/application-x-font-afm.svgz</text:p>
          </table:table-cell>
          <table:table-cell table:style-name="ce21" office:value-type="string">
            <text:p>./actions/format-typography.svg</text:p>
          </table:table-cell>
          <table:table-cell/>
        </table:table-row>
        <table:table-row table:style-name="ro1">
          <table:table-cell office:value-type="string">
            <text:p>u_alig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arrow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create.png</text:p>
          </table:table-cell>
          <table:table-cell table:number-columns-repeated="8"/>
          <table:table-cell table:style-name="ce14"/>
          <table:table-cell table:style-name="ce21" office:value-type="string">
            <text:p>./actions/edit-add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u_cut.png</text:p>
          </table:table-cell>
          <table:table-cell table:number-columns-repeated="8"/>
          <table:table-cell table:style-name="ce15" office:value-type="string">
            <text:p>./actions/edit-cu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delet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remove.svg</text:p>
          </table:table-cell>
          <table:table-cell table:style-name="ce8"/>
        </table:table-row>
        <table:table-row table:style-name="ro1">
          <table:table-cell office:value-type="string">
            <text:p>u_disable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enable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ep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fil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3">
          <table:table-cell office:value-type="string">
            <text:p>u_fliph.png</text:p>
          </table:table-cell>
          <table:table-cell table:number-columns-repeated="8"/>
          <table:table-cell table:style-name="ce17" office:value-type="string">
            <text:p>./actions/object-flip-horizontal.svg</text:p>
          </table:table-cell>
          <table:table-cell table:style-name="ce14" table:number-columns-repeated="2"/>
          <table:table-cell/>
        </table:table-row>
        <table:table-row table:style-name="ro3">
          <table:table-cell office:value-type="string">
            <text:p>u_flipv.png</text:p>
          </table:table-cell>
          <table:table-cell table:number-columns-repeated="8"/>
          <table:table-cell table:style-name="ce17" office:value-type="string">
            <text:p>./actions/object-flip-vertic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font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text.svg</text:p>
          </table:table-cell>
          <table:table-cell/>
        </table:table-row>
        <table:table-row table:style-name="ro1">
          <table:table-cell office:value-type="string">
            <text:p>u_grou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lock.svg</text:p>
          </table:table-cell>
          <table:table-cell table:style-name="ce8"/>
        </table:table-row>
        <table:table-row table:style-name="ro1">
          <table:table-cell office:value-type="string">
            <text:p>u_margins_locked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argin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ov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ultipl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redo.png</text:p>
          </table:table-cell>
          <table:table-cell table:number-columns-repeated="8"/>
          <table:table-cell table:style-name="ce15" office:value-type="string">
            <text:p>./actions/edit-re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redo16.png</text:p>
          </table:table-cell>
          <table:table-cell table:number-columns-repeated="8"/>
          <table:table-cell table:style-name="ce15" office:value-type="string">
            <text:p>./actions/edit-re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resiz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rotat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cale_imag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ha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hap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vg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trans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undo.png</text:p>
          </table:table-cell>
          <table:table-cell table:number-columns-repeated="8"/>
          <table:table-cell table:style-name="ce15" office:value-type="string">
            <text:p>./actions/edit-un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undo16.png</text:p>
          </table:table-cell>
          <table:table-cell table:number-columns-repeated="8"/>
          <table:table-cell table:style-name="ce15" office:value-type="string">
            <text:p>./actions/edit-un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un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unlock.svg</text:p>
          </table:table-cell>
          <table:table-cell table:style-name="ce8"/>
        </table:table-row>
        <table:table-row table:style-name="ro1">
          <table:table-cell office:value-type="string">
            <text:p>ungrou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edit-ungroup.svg</text:p>
          </table:table-cell>
          <table:table-cell/>
        </table:table-row>
        <table:table-row table:style-name="ro1">
          <table:table-cell office:value-type="string">
            <text:p>un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unlock.svg</text:p>
          </table:table-cell>
          <table:table-cell table:style-name="ce8"/>
        </table:table-row>
        <table:table-row table:style-name="ro1">
          <table:table-cell office:value-type="string">
            <text:p>Unlock.xpm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edit-unlock.svg</text:p>
          </table:table-cell>
          <table:table-cell/>
        </table:table-row>
        <table:table-row table:style-name="ro1">
          <table:table-cell office:value-type="string">
            <text:p>Unter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vectorgfx.png</text:p>
          </table:table-cell>
          <table:table-cell table:number-columns-repeated="8"/>
          <table:table-cell table:style-name="ce14"/>
          <table:table-cell table:style-name="ce21" office:value-type="string">
            <text:p>./mimetypes/vectorgfx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view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view.svg</text:p>
          </table:table-cell>
          <table:table-cell/>
        </table:table-row>
        <table:table-row table:style-name="ro1">
          <table:table-cell office:value-type="string">
            <text:p>viewmag1.png</text:p>
          </table:table-cell>
          <table:table-cell table:number-columns-repeated="8"/>
          <table:table-cell table:style-name="ce15" office:value-type="string">
            <text:p>./actions/zoom-origin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iewmagin.png</text:p>
          </table:table-cell>
          <table:table-cell table:number-columns-repeated="8"/>
          <table:table-cell table:style-name="ce15" office:value-type="string">
            <text:p>./actions/zoom-i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iewmagout.png</text:p>
          </table:table-cell>
          <table:table-cell table:number-columns-repeated="8"/>
          <table:table-cell table:style-name="ce15" office:value-type="string">
            <text:p>./actions/zoom-out.svg</text:p>
          </table:table-cell>
          <table:table-cell table:style-name="ce14" table:number-columns-repeated="2"/>
          <table:table-cell/>
        </table:table-row>
        <table:table-row table:style-name="ro3">
          <table:table-cell office:value-type="string">
            <text:p>vmirror.png</text:p>
          </table:table-cell>
          <table:table-cell table:number-columns-repeated="8"/>
          <table:table-cell table:style-name="ce17" office:value-type="string">
            <text:p>./actions/object-flip-vertic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p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Winkel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wizard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application-wizard.svg</text:p>
          </table:table-cell>
          <table:table-cell/>
        </table:table-row>
        <table:table-row table:style-name="ro1">
          <table:table-cell office:value-type="string">
            <text:p>wordsOnly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words-only.svg</text:p>
          </table:table-cell>
          <table:table-cell/>
        </table:table-row>
        <table:table-row table:style-name="ro1">
          <table:table-cell office:value-type="string">
            <text:p>Zeichen.xpm</text:p>
          </table:table-cell>
          <table:table-cell table:number-columns-repeated="6"/>
          <table:table-cell table:style-name="ce8"/>
          <table:table-cell/>
          <table:table-cell table:style-name="ce14"/>
          <table:table-cell table:style-name="ce15" office:value-type="string">
            <text:p>fontsizeup-koffice.svgz</text:p>
          </table:table-cell>
          <table:table-cell table:style-name="ce19"/>
          <table:table-cell table:style-name="ce12"/>
        </table:table-row>
        <table:table-row table:style-name="ro1">
          <table:table-cell table:style-name="ce3"/>
          <table:table-cell table:style-name="ce8" table:number-columns-repeated="3"/>
          <table:table-cell table:style-name="ce12" table:number-columns-repeated="3"/>
          <table:table-cell table:style-name="ce8"/>
          <table:table-cell/>
          <table:table-cell table:style-name="ce20" table:number-columns-repeated="3"/>
          <table:table-cell/>
        </table:table-row>
        <table:table-row table:style-name="ro1" table:number-rows-repeated="4">
          <table:table-cell table:style-name="ce6"/>
          <table:table-cell table:style-name="ce8" table:number-columns-repeated="3"/>
          <table:table-cell table:style-name="ce12" table:number-columns-repeated="3"/>
          <table:table-cell table:style-name="ce8"/>
          <table:table-cell table:number-columns-repeated="5"/>
        </table:table-row>
        <table:table-row table:style-name="ro1" table:number-rows-repeated="25">
          <table:table-cell table:style-name="ce6"/>
          <table:table-cell table:style-name="ce8" table:number-columns-repeated="3"/>
          <table:table-cell table:style-name="ce12" table:number-columns-repeated="3"/>
          <table:table-cell table:number-columns-repeated="6"/>
        </table:table-row>
        <table:table-row table:style-name="ro1" table:number-rows-repeated="180">
          <table:table-cell table:style-name="ce6"/>
          <table:table-cell table:number-columns-repeated="12"/>
        </table:table-row>
        <table:table-row table:style-name="ro1">
          <table:table-cell table:style-name="ce6"/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Calibri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fo:font-size="9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fo:font-size="9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8">18-07-2009</text:date>, <text:time>18:35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nheiro</meta:initial-creator>
    <meta:creation-date>2007-05-09T18:30:23</meta:creation-date>
    <dc:date>2009-07-18T18:35:55</dc:date>
    <dc:language>pt-PT</dc:language>
    <meta:editing-cycles>68</meta:editing-cycles>
    <meta:editing-duration>PT61H27M51S</meta:editing-duration>
    <dc:creator>nuno pinheiro</dc:creator>
    <meta:document-statistic meta:table-count="1" meta:cell-count="1303" meta:object-count="0"/>
    <meta:user-defined meta:name="Info 1"/>
    <meta:user-defined meta:name="Info 2"/>
    <meta:user-defined meta:name="Info 3"/>
    <meta:user-defined meta:name="Info 4"/>
  </office:meta>
</office:document-meta>
</file>